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147322" officeooo:paragraph-rsid="00147322"/>
    </style:style>
    <style:style style:name="P2" style:family="paragraph" style:parent-style-name="Standard">
      <style:text-properties officeooo:rsid="001549b7" officeooo:paragraph-rsid="001549b7"/>
    </style:style>
    <style:style style:name="P3" style:family="paragraph" style:parent-style-name="Standard">
      <style:text-properties officeooo:rsid="00158c25" officeooo:paragraph-rsid="00158c25"/>
    </style:style>
    <style:style style:name="P4" style:family="paragraph" style:parent-style-name="Standard">
      <style:text-properties officeooo:rsid="00177a92" officeooo:paragraph-rsid="00177a92"/>
    </style:style>
    <style:style style:name="T1" style:family="text">
      <style:text-properties officeooo:rsid="00158c25"/>
    </style:style>
    <style:style style:name="T2" style:family="text">
      <style:text-properties officeooo:rsid="00177a92"/>
    </style:style>
    <style:style style:name="T3" style:family="text">
      <style:text-properties officeooo:rsid="00180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<text:span text:style-name="T1">A</text:span>)</text:p>
      <text:p text:style-name="P1"/>
      <text:p text:style-name="P1">SELECT DISTINCT *</text:p>
      <text:p text:style-name="P1">FROM campus c, bygning b, rom r, romtype t</text:p>
      <text:p text:style-name="P1">WHERE c.campusid = b.campusid</text:p>
      <text:p text:style-name="P1">AND c.bygnnavn = r.bygnnavn</text:p>
      <text:p text:style-name="P1">AND r.typeid = t.typeid</text:p>
      <text:p text:style-name="P1">AND campusnavn = “Kalvskinnet”;</text:p>
      <text:p text:style-name="P1"/>
      <text:p text:style-name="P1"/>
      <text:p text:style-name="P1">2 B)</text:p>
      <text:p text:style-name="P1"/>
      <text:p text:style-name="P2">SELECT DISTINCT b.campusid</text:p>
      <text:p text:style-name="P2">FROM bygning b, rom r</text:p>
      <text:p text:style-name="P2">WHERE b.bygnnavn = r.bygnnavn</text:p>
      <text:p text:style-name="P2">AND r.etanr = (SELECT MAX<text:span text:style-name="T1">(</text:span>etanr<text:span text:style-name="T1">)</text:span> FROM rom);</text:p>
      <text:p text:style-name="P2"/>
      <text:p text:style-name="P2"/>
      <text:p text:style-name="P3">2 C)</text:p>
      <text:p text:style-name="P3"/>
      <text:p text:style-name="P3">SELECT DISTINCT c.campusid, camp_navn, r.typeid, COUNT(romid) AS ant_rom</text:p>
      <text:p text:style-name="P3">FROM campus c, bygning b, rom r</text:p>
      <text:p text:style-name="P3">WHERE c.campusid = b.campusid</text:p>
      <text:p text:style-name="P3">AND b.bygnnavn = r.bygnnavn</text:p>
      <text:p text:style-name="P3">GROUP BY c.capusid, r.typeid</text:p>
      <text:p text:style-name="P3">ORDER BY camp_navn;</text:p>
      <text:p text:style-name="P3"/>
      <text:p text:style-name="P3"/>
      <text:p text:style-name="P3">2 D)</text:p>
      <text:p text:style-name="P3"/>
      <text:p text:style-name="P3">SELECT romid, rom_navn</text:p>
      <text:p text:style-name="P3">FROM rom</text:p>
      <text:p text:style-name="P3"><text:span text:style-name="T2">WHERE</text:span> <text:span text:style-name="T2">bygnnavn = “Sverregate 10”;</text:span></text:p>
      <text:p text:style-name="P4">AND romid NOT IN (</text:p>
      <text:p text:style-name="P4"><text:tab/><text:tab/>SELECT r.romid</text:p>
      <text:p text:style-name="P4"><text:tab/><text:tab/>FROM reservasjon re, rom r</text:p>
      <text:p text:style-name="P4"><text:tab/><text:tab/>WHERE re.romid = r.romid</text:p>
      <text:p text:style-name="P4"><text:tab/><text:tab/>AND bygnnavn = “Sverresgate 10”</text:p>
      <text:p text:style-name="P4"><text:tab/><text:tab/>AND dato = ‘2019-06-01’</text:p>
      <text:p text:style-name="P4"><text:tab/><text:tab/>AND fra_tid &lt; ‘10:00’ AND til_tid &gt;<text:span text:style-name="T3">=</text:span> ‘<text:span text:style-name="T3">10</text:span>:00’<text:span text:style-name="T3">)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0:34.743388622</meta:creation-date>
    <dc:date>2022-11-29T17:06:00.042778145</dc:date>
    <meta:editing-duration>PT2M54S</meta:editing-duration>
    <meta:editing-cycles>1</meta:editing-cycles>
    <meta:document-statistic meta:table-count="0" meta:image-count="0" meta:object-count="0" meta:page-count="1" meta:paragraph-count="30" meta:word-count="128" meta:character-count="767" meta:non-whitespace-character-count="657"/>
    <meta:generator>LibreOffice/7.3.6.2$Linux_X86_64 LibreOffice_project/30$Build-2</meta:generator>
  </office:meta>
</office:document-meta>
</file>